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03df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formações Nutricionais Qtde.por porção* %oVD**</text:p>
      <text:p text:style-name="Standard">Valor energético 136kcal=571kj T%</text:p>
      <text:p text:style-name="Standard">Carboidratos 196 6%</text:p>
      <text:p text:style-name="Standard">Proteínas 3,59 5%</text:p>
      <text:p text:style-name="Standard">Gorduras totais 5,39 10%</text:p>
      <text:p text:style-name="Standard">Gorduras saturadas Z4Y Ny</text:p>
      <text:p text:style-name="Standard">Gorduras Trans zero q ”</text:p>
      <text:p text:style-name="Standard">Gorduras Mondinsaturadas 209 +</text:p>
      <text:p text:style-name="Standard">Gorduras Polinsaturadas 69 a</text:p>
      <text:p text:style-name="Standard">Colesterol zero ma 0%</text:p>
      <text:p text:style-name="Standard">Fibra alimentar 0,8g 3%</text:p>
      <text:p text:style-name="Standard">Sódio Z0 mg GH</text:p>
      <text:p text:style-name="Standard">* spYalores Diários com base em uma dieta de 2.000 kcal ou 8400 kj. Seus unlores diários podem ser</text:p>
      <text:p text:style-name="Standard">maiores ou menores dependendo de suas necessidades energéticas.</text:p>
      <text:p text:style-name="Standard">** (6 )VD não estabelecido.</text:p>
      <text:p text:style-name="Standard"/>
      <text:p text:style-name="Standard">Execution Time: 9.407701253890991</text:p>
      <text:p text:style-name="Standard">---------------------------------------- <text:span text:style-name="T1">2</text:span></text:p>
      <text:p text:style-name="Standard">Quantidade por porção</text:p>
      <text:p text:style-name="Standard">Porção de 30 g (1 fatia)</text:p>
      <text:p text:style-name="Standard">Valor Energético</text:p>
      <text:p text:style-name="Standard">Carboidratos</text:p>
      <text:p text:style-name="Standard">Proteínas</text:p>
      <text:p text:style-name="Standard">Gorduras Totais</text:p>
      <text:p text:style-name="Standard">Gorduras Saturadas</text:p>
      <text:p text:style-name="Standard">Gorduras Trans</text:p>
      <text:p text:style-name="Standard">Fibra Alimentar</text:p>
      <text:p text:style-name="Standard">Sódio</text:p>
      <text:p text:style-name="Standard">Cálcio</text:p>
      <text:p text:style-name="Standard">101 kcal = 423 kj</text:p>
      <text:p text:style-name="Standard">0,4 g</text:p>
      <text:p text:style-name="Standard">Talg</text:p>
      <text:p text:style-name="Standard">T3g</text:p>
      <text:p text:style-name="Standard">509</text:p>
      <text:p text:style-name="Standard">0,39</text:p>
      <text:p text:style-name="Standard">o</text:p>
      <text:p text:style-name="Standard">263 mg</text:p>
      <text:p text:style-name="Standard">228 mg</text:p>
      <text:p text:style-name="Standard">AVD (*)</text:p>
      <text:p text:style-name="Standard">14</text:p>
      <text:p text:style-name="Standard">23</text:p>
      <text:p text:style-name="Standard">++</text:p>
      <text:p text:style-name="Standard">0</text:p>
      <text:p text:style-name="Standard">11</text:p>
      <text:p text:style-name="Standard">23</text:p>
      <text:p text:style-name="Standard">* à Valores Diários de Referência com base em uma dieta de 2,000 kcal ou 8.400kJ.</text:p>
      <text:p text:style-name="Standard">Seus valores diários podem ser maiores ou menores dependendo de suas</text:p>
      <text:p text:style-name="Standard">necessidades energéticas.</text:p>
      <text:p text:style-name="Standard">** YD não estabelecido.</text:p>
      <text:p text:style-name="Standard"/>
      <text:p text:style-name="Standard">Execution Time: 9.016830921173096</text:p>
      <text:p text:style-name="Standard"><text:soft-page-break/>---------------------------------------- <text:span text:style-name="T1">3</text:span></text:p>
      <text:p text:style-name="Standard">Informações Nutricionais Qtde.por porção* %VD**</text:p>
      <text:p text:style-name="Standard">Valor energético 157 kcal=605k) T%</text:p>
      <text:p text:style-name="Standard">Corboidratos 199 6%</text:p>
      <text:p text:style-name="Standard">Proteínas 209 3%</text:p>
      <text:p text:style-name="Standard">Gorduras totais og 13%</text:p>
      <text:p text:style-name="Standard">Gorduras saturadas 37g 1%</text:p>
      <text:p text:style-name="Standard">Gorduras trans zero q leio</text:p>
      <text:p text:style-name="Standard">Gorduras Monoinsaturados 219 ”</text:p>
      <text:p text:style-name="Standard">Gorduras Polinsaturadas 059 +</text:p>
      <text:p text:style-name="Standard">Colesterol zero ma 0%</text:p>
      <text:p text:style-name="Standard">Fibra alimentar 119 4%</text:p>
      <text:p text:style-name="Standard">Sódio 90 mg 4%</text:p>
      <text:p text:style-name="Standard">* sevalores Diários com base em uma dieta de 2.000 kxal ou 8400 k). Seus valores diários podem ser</text:p>
      <text:p text:style-name="Standard">maiores ou menores dependendo de suas necessidades energéticas.</text:p>
      <text:p text:style-name="Standard">** (6) YD não estabelecido,</text:p>
      <text:p text:style-name="Standard"/>
      <text:p text:style-name="Standard">Execution Time: 8.829680442810059</text:p>
      <text:p text:style-name="Standard">---------------------------------------- <text:span text:style-name="T1">4</text:span></text:p>
      <text:p text:style-name="Standard">INFORMAÇÃO NUTRICIONAL: Porção de 40 g (1 unidade)</text:p>
      <text:p text:style-name="Standard">QUANTIDADE POR PORÇÃO % VD (3)</text:p>
      <text:p text:style-name="Standard">Valor energético 97 kcal = 407 kJ 6</text:p>
      <text:p text:style-name="Standard">Carboidratos 199 7</text:p>
      <text:p text:style-name="Standard">Proteínas 259 3</text:p>
      <text:p text:style-name="Standard">Gorduras totais 11ig 5</text:p>
      <text:p text:style-name="Standard">Gorduras saturadas àg 6</text:p>
      <text:p text:style-name="Standard">Gorduras transa 0g a</text:p>
      <text:p text:style-name="Standard">Gorduras monoinsaturadas 0,69 del</text:p>
      <text:p text:style-name="Standard">Gorduras polihinsaturadas 59 doi</text:p>
      <text:p text:style-name="Standard">Colesterol img q</text:p>
      <text:p text:style-name="Standard">Fibra alimentar 3.59 14</text:p>
      <text:p text:style-name="Standard">Sódio 183 mg 8</text:p>
      <text:p text:style-name="Standard">*% Valores Diários com base em uma dieta de 2.000 kcal ou B.400 kJ.</text:p>
      <text:p text:style-name="Standard">Seus valores diários podem ser maiores ou menores dependendo de</text:p>
      <text:p text:style-name="Standard">suas necessidades energéticas. ** YD não estabelecido.</text:p>
      <text:p text:style-name="Standard"/>
      <text:p text:style-name="Standard">Execution Time: 9.697694540023804</text:p>
      <text:p text:style-name="Standard">---------------------------------------- <text:span text:style-name="T1">5</text:span></text:p>
      <text:p text:style-name="Standard">INFORMAÇÃO NUTRICIONAL</text:p>
      <text:p text:style-name="Standard">Porção 66g (7 unidades)*"*</text:p>
      <text:p text:style-name="Standard">Quantidade por porção VD (*]</text:p>
      <text:p text:style-name="Standard">ET a RO] ] BRINCAR ED! o)</text:p>
      <text:p text:style-name="Standard">RE Tapa RI Ap</text:p>
      <text:p text:style-name="Standard">Açúcares Palres ni</text:p>
      <text:p text:style-name="Standard">oii ER: E</text:p>
      <text:p text:style-name="Standard">DE Ts UP ei RA]</text:p>
      <text:p text:style-name="Standard">CIR es RS Lila TU ER) 1&amp;</text:p>
      <text:p text:style-name="Standard">RS TE RT ELO mia</text:p>
      <text:p text:style-name="Standard">Fibra alimeniar 2.2p y</text:p>
      <text:p text:style-name="Standard">EO JET E</text:p>
      <text:p text:style-name="Standard"/>
      <text:p text:style-name="Standard"><text:soft-page-break/>Execution Time: 9.999590396881104</text:p>
      <text:p text:style-name="Standard">---------------------------------------- <text:span text:style-name="T1">6</text:span></text:p>
      <text:p text:style-name="Standard">PORÇÃO DE 37G (4 COLHERES DE SOPA)</text:p>
      <text:p text:style-name="Standard">QUANTIDADE POR PORÇÃO %vDC)</text:p>
      <text:p text:style-name="Standard">Valor energético 145 kcal = 609 kJ 7</text:p>
      <text:p text:style-name="Standard">Carboidratos 31g 10</text:p>
      <text:p text:style-name="Standard">Protefnas 159 2</text:p>
      <text:p text:style-name="Standard">Gorduras totais 1,79 3</text:p>
      <text:p text:style-name="Standard">Gorduras saturadas 0,99 4</text:p>
      <text:p text:style-name="Standard">Gorduras trans 0 €</text:p>
      <text:p text:style-name="Standard">Fibra alimentar 0,69 2</text:p>
      <text:p text:style-name="Standard">Sódio 148mg 6</text:p>
      <text:p text:style-name="Standard">(7% Valores Diários de Referência com base em uma dieta de 2.000 kcal ou 8400 kJ. Seus valores diários</text:p>
      <text:p text:style-name="Standard">podem ser maiores ou menores dependendo de suas necessidades energéticas.</text:p>
      <text:p text:style-name="Standard">(") Valores Diários de Referência não estabelecidos,</text:p>
      <text:p text:style-name="Standard"/>
      <text:p text:style-name="Standard">Execution Time: 8.868143081665039</text:p>
      <text:p text:style-name="Standard">---------------------------------------- <text:span text:style-name="T1">7</text:span></text:p>
      <text:p text:style-name="Standard">INFORMAÇÃO NUTRICIONAL: Porção de 40 g (1 unidade)</text:p>
      <text:p text:style-name="Standard">QUANTIDADE POR PORÇÃO % VD (3)</text:p>
      <text:p text:style-name="Standard">Valor energético 118 kcal = 496 kJ 6</text:p>
      <text:p text:style-name="Standard">Carboidratos 20g 7</text:p>
      <text:p text:style-name="Standard">Proteínas 269 5</text:p>
      <text:p text:style-name="Standard">Gorduras totais 299 5</text:p>
      <text:p text:style-name="Standard">Gorduras saturadas 14g 6</text:p>
      <text:p text:style-name="Standard">Gorduras trans Og +</text:p>
      <text:p text:style-name="Standard">Fibra alimentar 0,69 2</text:p>
      <text:p text:style-name="Standard">Sódio 207 mg 9</text:p>
      <text:p text:style-name="Standard">*% Valores Diários com base em uma dieta de 2.000 kcal ou B.400 kJ.</text:p>
      <text:p text:style-name="Standard">Seus valores diários podem ser maiores ou menores dependendo de</text:p>
      <text:p text:style-name="Standard">suas necessidades energéticas. ** VD não estabelecido.</text:p>
      <text:p text:style-name="Standard"/>
      <text:p text:style-name="Standard">Execution Time: 8.621689796447754</text:p>
      <text:p text:style-name="Standard">---------------------------------------- <text:span text:style-name="T1">8</text:span></text:p>
      <text:p text:style-name="Standard">PORÇÃO DE 22 G (1 UNIDADE)</text:p>
      <text:p text:style-name="Standard">QUANTIDADE POR PORÇÃO MVYDC)</text:p>
      <text:p text:style-name="Standard">Valor energético NoOkcal = 462 kJ 6</text:p>
      <text:p text:style-name="Standard">Carboidratos 29</text:p>
      <text:p text:style-name="Standard">Proteínas 349</text:p>
      <text:p text:style-name="Standard">Gorduras totais 549 10</text:p>
      <text:p text:style-name="Standard">Gorduras saturadas 1ig 5</text:p>
      <text:p text:style-name="Standard">Gorduras trans o E)</text:p>
      <text:p text:style-name="Standard">Fibra alimentar 109 4</text:p>
      <text:p text:style-name="Standard">Sódio 23 mg 1</text:p>
      <text:p text:style-name="Standard">€) % Valores Diários de Referência com base em uma dieta de 2.000 kcal ou 84090 kJ. Seus valores diários</text:p>
      <text:p text:style-name="Standard">podem ser moiores ou menores dependendo de suas necessidades energéticas.</text:p>
      <text:p text:style-name="Standard">(CN valores Diários de Referência não estabelecidos.</text:p>
      <text:p text:style-name="Standard"/>
      <text:p text:style-name="Standard">Execution Time: 9.975107908248901</text:p>
      <text:p text:style-name="Standard">---------------------------------------- <text:span text:style-name="T1">9</text:span></text:p>
      <text:p text:style-name="Standard"><text:soft-page-break/>Informação/nformación Nutricional</text:p>
      <text:p text:style-name="Standard">Porção/Porción 30g (1 bombonvbombón)</text:p>
      <text:p text:style-name="Standard">Quantidade por porção! Cantidad por porción %vVD()</text:p>
      <text:p text:style-name="Standard">Valor energético/Valor calórico 130kcal=548kJ 8</text:p>
      <text:p text:style-name="Standard">Carboidratos/Carbohidrato 239 8</text:p>
      <text:p text:style-name="Standard">Lactose/Lactosa 0,59 “</text:p>
      <text:p text:style-name="Standard">Galactosa/Galactosa 0,0g ”</text:p>
      <text:p text:style-name="Standard">Gorduras tolais/Grasa total 4,0g 7</text:p>
      <text:p text:style-name="Standard">Gorduras saturadas/Grasa saturada 2,89 13</text:p>
      <text:p text:style-name="Standard">Gorduras transiGrasa trans 0,59 "</text:p>
      <text:p text:style-name="Standard">Sódio/Sodio 2img 1</text:p>
      <text:p text:style-name="Standard">Não contém quantidade significativa de proteínas e fibra alimentar.” |</text:p>
      <text:p text:style-name="Standard">(3% Valores Diários de Referência com base cm uma dicta de 2.0Wkcal ou 8 MKIkJ. Seus valores diários poder ser maiores ou</text:p>
      <text:p text:style-name="Standard">menores dependendo de suas necessidades encrgólicas./% Valores Diarios de Referencia con base en una dieta «be 2,000kcal</text:p>
      <text:p text:style-name="Standard">o 8.400k). Sus valores diarios pueden ser mazores o menores deperaiendo de sus necesidades energéticas.</text:p>
      <text:p text:style-name="Standard">“VD não estabeleçido/ VD no estabelecido</text:p>
      <text:p text:style-name="Standard"/>
      <text:p text:style-name="Standard">Execution Time: 11.2825026512146</text:p>
      <text:p text:style-name="Standard">---------------------------------------- <text:span text:style-name="T1">10</text:span></text:p>
      <text:p text:style-name="Standard">Informações Nutriclonais Qtde.por porção* %VD**</text:p>
      <text:p text:style-name="Standard">Valor energético 127kcol=533kj [E</text:p>
      <text:p text:style-name="Standard">Carboidratos 204 7%</text:p>
      <text:p text:style-name="Standard">Proteínas 370 5%</text:p>
      <text:p text:style-name="Standard">mduras totais 3,8 7%</text:p>
      <text:p text:style-name="Standard">q</text:p>
      <text:p text:style-name="Standard">Gorduras saturadas 189 8%</text:p>
      <text:p text:style-name="Standard">duras trans zero leio</text:p>
      <text:p text:style-name="Standard">Go 9</text:p>
      <text:p text:style-name="Standard">orduros monoinsaturadas 15 +</text:p>
      <text:p text:style-name="Standard">q</text:p>
      <text:p text:style-name="Standard">uros polinsaturadas 0,5 ”"</text:p>
      <text:p text:style-name="Standard">pol 9</text:p>
      <text:p text:style-name="Standard">Colesterol zero mg 0%</text:p>
      <text:p text:style-name="Standard">Fibra alimentar 10q 4%</text:p>
      <text:p text:style-name="Standard">Sódio 210 mg Gi</text:p>
      <text:p text:style-name="Standard">* awvalores Diários com base em uma dieta de 2.000 kcal ou 8400 kj. Seus valores diários podem ser</text:p>
      <text:p text:style-name="Standard">maiores ou menores dependendo de suas necessidades energéticas.</text:p>
      <text:p text:style-name="Standard">** (s6JVD não estabelecido.</text:p>
      <text:p text:style-name="Standard"/>
      <text:p text:style-name="Standard">Execution Time: 10.655015230178833</text:p>
      <text:p text:style-name="Standard">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5:29:27.045108875</meta:creation-date>
    <dc:date>2020-07-22T16:06:34.480849627</dc:date>
    <meta:editing-duration>PT37M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" meta:paragraph-count="183" meta:word-count="868" meta:character-count="5548" meta:non-whitespace-character-count="4863"/>
  </office:meta>
</office:document-meta>
</file>